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2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3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4" style:family="paragraph" style:parent-style-name="Standard" style:list-style-name="LS3">
      <style:paragraph-properties fo:margin-top="0in" fo:margin-bottom="0in" fo:line-height="115%" fo:break-before="auto" fo:break-after="auto" style:writing-mode="lr-tb"/>
    </style:style>
    <style:style style:name="P5" style:family="paragraph" style:parent-style-name="Standard" style:list-style-name="LS4">
      <style:paragraph-properties fo:margin-top="0in" fo:margin-bottom="0in" fo:line-height="115%" fo:break-before="auto" fo:break-after="auto" style:writing-mode="lr-tb"/>
    </style:style>
    <style:style style:name="P6" style:family="paragraph" style:parent-style-name="Standard" style:list-style-name="LS5">
      <style:paragraph-properties fo:margin-top="0in" fo:margin-bottom="0in" fo:line-height="115%" fo:break-before="auto" fo:break-after="auto" style:writing-mode="lr-tb"/>
    </style:style>
    <style:style style:name="P7" style:family="paragraph" style:parent-style-name="Standard" style:list-style-name="LS6">
      <style:paragraph-properties fo:margin-top="0in" fo:margin-bottom="0in" fo:line-height="115%" fo:break-before="auto" fo:break-after="auto" style:writing-mode="lr-tb"/>
    </style:style>
    <style:style style:name="P8" style:family="paragraph" style:parent-style-name="Standard" style:list-style-name="LS7">
      <style:paragraph-properties fo:margin-top="0in" fo:margin-bottom="0in" fo:line-height="115%" fo:break-before="auto" fo:break-after="auto" style:writing-mode="lr-tb"/>
    </style:style>
    <style:style style:name="P9" style:family="paragraph" style:parent-style-name="Standard" style:list-style-name="LS8">
      <style:paragraph-properties fo:margin-top="0in" fo:margin-bottom="0in" fo:line-height="115%" fo:break-before="auto" fo:break-after="auto" style:writing-mode="lr-tb"/>
    </style:style>
    <style:style style:name="P10" style:family="paragraph" style:parent-style-name="Standard" style:list-style-name="LS8">
      <style:paragraph-properties fo:margin-top="0in" fo:margin-bottom="0in" fo:line-height="115%" style:writing-mode="lr-tb"/>
    </style:style>
    <style:style style:name="P11" style:family="paragraph" style:parent-style-name="Standard">
      <style:paragraph-properties fo:line-height="115%" style:writing-mode="lr-tb"/>
    </style:style>
    <style:style style:name="P12" style:family="paragraph" style:parent-style-name="Standard" style:list-style-name="L1">
      <style:paragraph-properties fo:line-height="115%" style:writing-mode="lr-tb"/>
    </style:style>
    <style:style style:name="P13" style:family="paragraph" style:parent-style-name="Standard" style:list-style-name="L1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fo:break-before="auto" fo:break-after="auto" style:writing-mode="lr-tb"/>
    </style:style>
    <style:style style:name="P15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16" style:family="paragraph" style:parent-style-name="Standard" style:list-style-name="L6">
      <style:paragraph-properties fo:margin-left="0in" fo:margin-right="0in" fo:line-height="115%" fo:text-indent="0in" style:auto-text-indent="false" style:writing-mode="lr-tb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>
      <style:paragraph-properties fo:margin-left="1in" fo:margin-right="0in" fo:line-height="115%" fo:text-indent="-0.25in" style:auto-text-indent="false" style:writing-mode="lr-tb"/>
    </style:style>
    <style:style style:name="P19" style:family="paragraph" style:parent-style-name="Standard" style:list-style-name="L6">
      <style:paragraph-properties fo:margin-left="1in" fo:margin-right="0in" fo:line-height="115%" fo:text-indent="-0.25in" style:auto-text-indent="false" style:writing-mode="lr-tb"/>
    </style:style>
    <style:style style:name="P20" style:family="paragraph" style:parent-style-name="Standard" style:list-style-name="L8">
      <style:paragraph-properties fo:margin-left="1in" fo:margin-right="0in" fo:line-height="115%" fo:text-indent="-0.25in" style:auto-text-indent="false" style:writing-mode="lr-tb"/>
      <style:text-properties fo:font-size="11pt" fo:font-weight="normal" style:font-size-asian="9.60000038146973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<text:tab/>Apakah itu Android?</text:p>
      <text:list xml:id="list1223596990" text:style-name="LS1">
        <text:list-item>
          <text:list>
            <text:list-item>
              <text:p text:style-name="P2">Pengertian Android</text:p>
            </text:list-item>
            <text:list-item>
              <text:p text:style-name="P2">Sejarah Android</text:p>
            </text:list-item>
            <text:list-item>
              <text:p text:style-name="P2">Perkembangan Android</text:p>
            </text:list-item>
            <text:list-item>
              <text:p text:style-name="P2">Struktur OS Android</text:p>
            </text:list-item>
          </text:list>
        </text:list-item>
      </text:list>
      <text:p text:style-name="P1">2.<text:tab/>Apakah itu Linux?</text:p>
      <text:list xml:id="list2047425355" text:style-name="LS2">
        <text:list-item>
          <text:list>
            <text:list-item>
              <text:p text:style-name="P3">Pengertian Linux</text:p>
            </text:list-item>
            <text:list-item>
              <text:p text:style-name="P3">Sejarah Linux</text:p>
            </text:list-item>
            <text:list-item>
              <text:p text:style-name="P3">Perkembangan Linux</text:p>
            </text:list-item>
          </text:list>
        </text:list-item>
      </text:list>
      <text:p text:style-name="P1">3.<text:tab/>Komunitas Developer Android</text:p>
      <text:list xml:id="list485563221" text:style-name="LS3">
        <text:list-item>
          <text:list>
            <text:list-item>
              <text:p text:style-name="P4">XDA-Developers</text:p>
            </text:list-item>
            <text:list-item>
              <text:p text:style-name="P4">Modaco</text:p>
            </text:list-item>
          </text:list>
        </text:list-item>
      </text:list>
      <text:p text:style-name="P1">4.<text:tab/>Custom Android Project</text:p>
      <text:list xml:id="list1330151034" text:style-name="LS4">
        <text:list-item>
          <text:list>
            <text:list-item>
              <text:p text:style-name="P5">CyanogenMod</text:p>
            </text:list-item>
            <text:list-item>
              <text:p text:style-name="P5">MIUI</text:p>
            </text:list-item>
            <text:list-item>
              <text:p text:style-name="P5">ParanoidAndroid</text:p>
            </text:list-item>
            <text:list-item>
              <text:p text:style-name="P5">AOKP</text:p>
            </text:list-item>
          </text:list>
        </text:list-item>
      </text:list>
      <text:p text:style-name="P1">5.<text:tab/>Mempersiapkan Build Environment</text:p>
      <text:list xml:id="list226709023" text:style-name="LS5">
        <text:list-item>
          <text:list>
            <text:list-item>
              <text:p text:style-name="P6">Spesifikasi Minimal Sistem</text:p>
            </text:list-item>
            <text:list-item>
              <text:p text:style-name="P6">Download Package yang dibutuhkan</text:p>
            </text:list-item>
            <text:list-item>
              <text:p text:style-name="P6">Install SDK Android</text:p>
            </text:list-item>
            <text:list-item>
              <text:p text:style-name="P6">Download Source Code dari CyanogenMod 9</text:p>
            </text:list-item>
          </text:list>
        </text:list-item>
      </text:list>
      <text:p text:style-name="P1">6. <text:tab/>Mengkompilasi OS Android</text:p>
      <text:list xml:id="list475445610" text:style-name="LS6">
        <text:list-item>
          <text:list>
            <text:list-item>
              <text:p text:style-name="P7">Struktur Folder Source Code CM9</text:p>
            </text:list-item>
            <text:list-item>
              <text:p text:style-name="P7">Mengkompilasi Source Code CM9</text:p>
            </text:list-item>
          </text:list>
        </text:list-item>
      </text:list>
      <text:p text:style-name="P1">7.<text:tab/>Mencoba Hasil Kompilasi </text:p>
      <text:list xml:id="list103400891" text:style-name="LS7">
        <text:list-item>
          <text:list>
            <text:list-item>
              <text:p text:style-name="P8">Untuk Emulator</text:p>
            </text:list-item>
            <text:list-item>
              <text:p text:style-name="P8">Untuk Device</text:p>
            </text:list-item>
          </text:list>
        </text:list-item>
      </text:list>
      <text:p text:style-name="P1">8.<text:tab/>Berkontribusi ke Project Android</text:p>
      <text:list xml:id="list455522529" text:style-name="LS8">
        <text:list-item>
          <text:list>
            <text:list-item>
              <text:p text:style-name="P9">AOSP</text:p>
            </text:list-item>
            <text:list-item>
              <text:p text:style-name="P9">CyanogenMod</text:p>
            </text:list-item>
            <text:list-item>
              <text:p text:style-name="P10">AOKP</text:p>
            </text:list-item>
          </text:list>
        </text:list-item>
      </text:list>
      <text:p text:style-name="P14">9.<text:tab/>Daftar Pustak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61841005" text:style-name="L1">
        <text:list-item>
          <text:p text:style-name="P13"><text:soft-page-break/>Apakah itu Android?</text:p>
        </text:list-item>
      </text:list>
      <text:p text:style-name="P18"/>
      <text:list xml:id="list2072202462" text:style-name="L6">
        <text:list-item>
          <text:p text:style-name="P19">Pengertian Android</text:p>
        </text:list-item>
        <text:list-item>
          <text:p text:style-name="P19">Sejarah Android</text:p>
        </text:list-item>
        <text:list-item>
          <text:p text:style-name="P19">Perkembangan Android</text:p>
        </text:list-item>
        <text:list-item>
          <text:p text:style-name="P19">Struktur OS Android</text:p>
          <text:p text:style-name="P16"/>
        </text:list-item>
      </text:list>
      <text:list xml:id="list491573238" text:continue-list="list61841005" text:style-name="L1">
        <text:list-item>
          <text:p text:style-name="P13">Apakah itu Linux?</text:p>
        </text:list-item>
      </text:list>
      <text:list xml:id="list985045744" text:style-name="L8">
        <text:list-item>
          <text:p text:style-name="P20">Pengertian Linux</text:p>
        </text:list-item>
        <text:list-item>
          <text:p text:style-name="P20">Sejarah Linux</text:p>
        </text:list-item>
        <text:list-item>
          <text:p text:style-name="P20">Perkembangan Linux</text:p>
          <text:p text:style-name="P20"/>
        </text:list-item>
      </text:list>
      <text:list xml:id="list392361807" text:continue-list="list491573238" text:style-name="L1">
        <text:list-item>
          <text:p text:style-name="P12">Komunitas Developer Android</text:p>
        </text:list-item>
        <text:list-item>
          <text:p text:style-name="P12">Custom Android Project</text:p>
        </text:list-item>
        <text:list-item>
          <text:p text:style-name="P12">Mempersiapkan Build Environment</text:p>
        </text:list-item>
        <text:list-item>
          <text:p text:style-name="P12">Mengkompilasi OS Android</text:p>
        </text:list-item>
        <text:list-item>
          <text:p text:style-name="P12">Mencoba Hasil Kompilasi</text:p>
        </text:list-item>
        <text:list-item>
          <text:p text:style-name="P12">Berkontribusi ke Project Androi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Geraldi Arnanto</dc:creator>
    <meta:editing-cycles>3</meta:editing-cycles>
    <dc:date>2012-12-04T23:17:32</dc:date>
    <meta:editing-duration>P0D</meta:editing-duration>
    <meta:document-statistic meta:table-count="0" meta:image-count="0" meta:object-count="0" meta:page-count="2" meta:paragraph-count="48" meta:word-count="168" meta:character-count="798" meta:non-whitespace-character-count="910"/>
  </office:meta>
</office:document-meta>
</file>